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text-underline-style="none"/>
    </style:style>
    <style:style style:name="P2" style:family="paragraph" style:parent-style-name="Standard">
      <style:text-properties style:text-underline-style="none"/>
    </style:style>
    <style:style style:name="P3" style:family="paragraph" style:parent-style-name="Text_20_body">
      <style:text-properties style:text-underline-style="none"/>
    </style:style>
    <style:style style:name="P4" style:family="paragraph" style:parent-style-name="Text_20_body">
      <style:text-properties style:text-underline-style="none" officeooo:paragraph-rsid="0006f93b"/>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T1" style:family="text">
      <style:text-properties officeooo:rsid="0006f93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erformance of the site-adapted CAMS database and locally adjusted cloud index models for estimating global solar horizontal irradiation over the Pampa Húmeda</text:p>
      <text:p text:style-name="P4"/>
      <text:p text:style-name="P4">CAMS proporciona estimaciones de la radiación solar global para condiciones de cielo despejado (modelo McClear) y de cielo total (método Heliosat-4), este último basado en información del satélite MSG. Se realiza una evaluación del desempeño de estas estimaciones (con adaptación al sitio y suavizado espacial) utilizando datos horarios de 10 sitios en la región de la Pampa Húmeda en Sudamérica. También se evalúan dos Modelos de Índice de Nubosidad (CIM) ajustados localmente, que utilizan información del satélite GOES-East. Uno de ellos (CIM-ESRA) se basa en el modelo de cielo despejado ESRA y el otro (CIM-McClear) en el modelo de cielo despejado McClear.</text:p>
      <text:p text:style-name="Text_20_body">Bajo condiciones de cielo despejado, se encontró que el modelo McClear adaptado al sitio tiene el mejor desempeño, con una desviación cuadrática media relativa (rRMSD) del 2.8%. Sin embargo, en presencia de nubes en la atmósfera real, este modelo tiende a proporcionar estimaciones más bajas de cielo despejado en comparación con el modelo ESRA, que en nuestra implementación solo es sensible a tendencias atmosféricas promedio.</text:p>
      <text:p text:style-name="Text_20_body">Bajo condiciones de cielo total, ambos CIMs presentan una pequeña pero consistente subestimación del 1.1% en la región y tienen un desempeño significativamente mejor que el modelo Heliosat-4 adaptado al sitio, con rRMSDs del 12.1% (CIM-McClear), 12.5% (CIM-ESRA) y 16.8% (Heliosat-4 adaptado al sitio). Esta diferencia en el desempeño no implica necesariamente una diferencia en la calidad relativa de los modelos, ya que puede explicarse por la diferencia en el ángulo de visión del satélite (significativamente mayor para el satélite MSG en comparación con el GOES-East). Se cuantifica la degradación del desempeño debido al uso de imágenes del satélite MSG fuera de su área recomendada.</text:p>
      <text:p text:style-name="Text_20_body">Ambos CIMs, basados en imágenes del GOES-East, proporcionan estimaciones precisas de la irradiación solar en esta región y pueden extenderse a otras áreas de América Latina.</text:p>
      <text:p text:style-name="Text_20_body"/>
      <text:p text:style-name="P2">La incertidumbre en la evaluación del recurso solar es uno de los principales factores que afectan la evaluación del riesgo financiero en proyectos solares a gran escala. Idealmente, esta evaluación requiere datos terrestres de irradiación solar de calidad controlada y a largo plazo para el sitio del proyecto. Dado que esta información no suele estar disponible para una ubicación específica, se utilizan con frecuencia estimaciones de irradiación basadas en imágenes de satélites geoestacionarios. Estas imágenes proporcionan la resolución temporal y espacial necesarias para modelar un fenómeno altamente variable como la irradiación solar a nivel del suelo. La idea general es cuantificar la nubosidad utilizando información satelital y emplearla para atenuar la irradiación en condiciones de cielo despejado. Existen diferentes modelos para este propósito (Perez et al., 2002; Ceballos et al., 2004; Rigollier et al., 2004; Cebecauer et al., 2010; Alonso-Suárez et al., 2012; Qu et al., 2017).</text:p>
      <text:p text:style-name="P2"/>
      <text:p text:style-name="P2">Este trabajo se centra en modelos para estimar la irradiación solar global horizontal (GHI, por sus siglas en inglés) a nivel del suelo a partir de información satelital, trabajando a escala horaria. Los sesgos típicos en las estimaciones de GHI derivadas de satélites se encuentran dentro del <text:span text:style-name="T1">+- 3,5</text:span>% del promedio de las mediciones en tierra (Perez et al., 2013), excluyendo casos especiales como regiones tropicales, áreas contaminadas, zonas de alta latitud con nieve, montañas o islas con topografía compleja, donde pueden ocurrir sesgos más elevados. La dispersión típica de las <text:soft-page-break/>estimaciones horarias (cuantificada por la desviación cuadrática media relativa, o RMSD) en climas áridos y semiáridos varía entre 7–20%, mientras que en áreas con dinámicas de nubes más complejas se encuentra entre 15–30% (Perez et al., 2013). La incertidumbre puede reducirse mediante técnicas de suavizado espacial o adaptación al sitio, esta última mediante el posprocesamiento de las estimaciones utilizando mediciones terrestres de buena calidad (Polo et al., 2016).</text:p>
      <text:p text:style-name="P2"/>
      <text:p text:style-name="P2">Los modelos de estimación solar basados en satélites pueden clasificarse en empíricos (Tarpley, 1979; Justus et al., 1986; Cano et al., 1986; Alonso-Suárez et al., 2012), físicos (Ceballos et al., 2004; Qu et al., 2017) e híbridos (o semi-empíricos) (Perez et al., 2002; Rigollier et al., 2004; Cebecauer et al., 2010). Los modelos empíricos se basan en parametrizaciones entre la irradiación solar y otras variables (por ejemplo, nubosidad derivada de satélites, ángulo cenital solar), con parámetros ajustados a partir de mediciones en tierra. Los modelos físicos intentan modelar en detalle la transferencia radiativa de la irradiación solar a través de la atmósfera. Un ejemplo reciente de un modelo físico exitoso es el método Heliosat-4 (Qu et al., 2017), basado en imágenes del satélite Meteosat Second Generation (MSG) y cálculos de transferencia radiativa. Los modelos híbridos tienen una estructura física subyacente con algunos parámetros ajustables. Tanto los modelos físicos como los híbridos pueden ser precisos, siempre que la información requerida esté disponible con la suficiente calidad. Sin embargo, esta información (por ejemplo, profundidad óptica de aerosoles, contenido de vapor de agua, tipo y fase de nubes, entre otros) no siempre está disponible con la precisión y resolución espacial/temporal necesarias. Por otro lado, los modelos empíricos requieren mediciones terrestres de alta calidad y duración adecuada para ajustar sus parámetros, y sus estimaciones no pueden extrapolarse a otras regiones. Los modelos híbridos ofrecen un equilibrio entre los modelos empíricos y físicos.</text:p>
      <text:p text:style-name="P2"/>
      <text:p text:style-name="P2">Un enfoque común de modelo híbrido es utilizar un modelo físico de cielo despejado, modulado por un índice de nubosidad derivado de satélites, para generar estimaciones de irradiación solar bajo condiciones de cielo total. Estos modelos se conocen colectivamente como CIM (Cloud Index Methods o Métodos de Índice de Nubosidad). El modelo SUNY (Perez et al., 2002) y los primeros modelos Heliosat, Heliosat-1 (Beyer et al., 1996) y Heliosat-2 (Rigollier et al., 2004), son ejemplos bien conocidos de este tipo.</text:p>
      <text:p text:style-name="P2"/>
      <text:p text:style-name="P2">Otro modelo basado en satélites (de tipo empírico), llamado BD-JPT (por haber evolucionado de una formulación original de Justus, Paris y Tarpley; Justus et al., 1986), ha sido evaluado recientemente en la misma región considerada en este trabajo (Alonso-Suárez et al., 2012). Este modelo ha sido ajustado localmente a datos terrestres y se ha utilizado como base para el mapa de distribución del recurso solar en Uruguay (Alonso-Suárez et al., 2014). En Alonso-Suárez et al. (2012), tanto el modelo JPT original como su versión mejorada dependiente del brillo (BD-JPT) fueron evaluados en esta región, mostrando resultados interesantes: una RMSD relativa del 13% a nivel horario con un sesgo prácticamente nulo. Estos modelos fueron implementados con la misma información del satélite GOES-East utilizada en este trabajo para los CIMs ajustados localmente, en particular, aplicando el mismo procedimiento de promediado espacial descrito en la Sección 3.2.4.</text:p>
      <text:p text:style-name="P2"/>
      <text:p text:style-name="P2">Este trabajo proporciona, entre otras contribuciones resumidas al final de esta sección, la primera evaluación representativa del método Heliosat-4 (Qu et al., 2017) para la región de la Pampa Húmeda (sureste de Sudamérica). La parte de cielo despejado de este método, conocida como el modelo McClear (Lefévre et al., 2013), se basa en una parametrización de la salida de las librerías libRadtran (Mayer y Kylling, 2005). McClear utiliza información atmosférica del servicio CAMS (Copernicus Atmosphere Monitoring Service) y albedo del suelo obtenido del satélite MODIS (Moderate Resolution Imaging Spectroradiometer) para estimar la irradiación en cielo despejado. Estas estimaciones de cielo despejado se combinan con el modelo McCloud para generar las estimaciones de irradiación de Heliosat-4 en cielo total. La información y propiedades de las nubes <text:soft-page-break/>se derivan de múltiples canales espectrales del satélite MSG utilizando el algoritmo APOLLO/SEV (WDC, 2015). Aquí se compara el rendimiento de este método basado en el satélite MSG con dos CIMs híbridos ajustados localmente, que utilizan información de nubes derivada de imágenes del satélite GOES-East. Uno de estos CIMs se basa en el modelo de cielo despejado ESRA (European Solar Radiation Atlas) (Rigollier et al., 2004) y el otro en el modelo McClear. La comparación del rendimiento entre un modelo espacialmente suavizado y adaptado al sitio basado en imágenes MSG y dos modelos ajustados localmente basados en imágenes GOES-East permite cuantificar el impacto de los diferentes ángulos de visión con los que ambos satélites observan el área de interés y enfatiza la importancia de seleccionar la información satelital más adecuada para cada región.</text:p>
      <text:p text:style-name="P2"/>
      <text:p text:style-name="P3">Los modelos de cielo despejado son fundamentales como base para los CIMs y pueden usarse para proporcionar límites superiores confiables en evaluaciones automáticas de calidad de datos terrestres, o para calcular el índice de cielo despejado requerido en diversas aplicaciones, como evaluación de variabilidad o pronóstico de recurso solar. Por lo tanto, también se evalúa el rendimiento de los dos modelos de cielo despejado utilizados en este trabajo (ESRA y McClear).</text:p>
      <text:p text:style-name="Text_20_body">Las principales contribuciones de este trabajo son las siguientes:</text:p>
      <text:list xml:id="list811851937" text:style-name="L1">
        <text:list-item>
          <text:p text:style-name="P6">Comparación del desempeño de modelos satelitales para estimar la irradiación horaria en cielo total utilizando diferentes satélites geoestacionarios y cuantificación del impacto del uso de estimaciones satelitales fuera de su área recomendada.</text:p>
        </text:list-item>
        <text:list-item>
          <text:p text:style-name="P6">Comparación de dos modelos de cielo despejado con diferentes capacidades para modelar la variabilidad atmosférica a corto plazo.</text:p>
        </text:list-item>
        <text:list-item>
          <text:p text:style-name="P6">Primera evaluación representativa del método Heliosat-4 y los CIMs ajustados localmente en la Pampa Húmeda.</text:p>
        </text:list-item>
        <text:list-item>
          <text:p text:style-name="P5">Cuantificación del efecto del suavizado espacial en la incertidumbre de las estimaciones horarias de GHI.</text:p>
        </text:list-item>
      </text:list>
      <text:p text:style-name="P2"/>
      <text:h text:style-name="P1" text:outline-level="3">2. Datos</text:h>
      <text:p text:style-name="Text_20_body">El área de interés en este trabajo es la parte del sureste de América del Sur conocida como la Pampa Húmeda, dentro de las latitudes 28° y 36°S. Como se muestra en la Fig. 1, incluye todo el territorio de Uruguay y partes de Argentina y el sur de Brasil. Es una región geográficamente homogénea (principalmente praderas planas) con clima templado y sin elevaciones significativas. Aunque las temperaturas en invierno pueden descender algunos grados bajo cero, los episodios de nieve son raros. Según la clasificación climática de Köppen-Geiger actualizada (Peel et al., 2007), se clasifica mayormente como Cfa (templado, sin estación seca, veranos calurosos), con la excepción de dos pequeñas regiones costeras influenciadas por el Océano Atlántico, clasificadas como Cfb (templado, sin estación seca, veranos cálidos).</text:p>
      <text:h text:style-name="Heading_20_3" text:outline-level="3">2.1. Mediciones en tierra</text:h>
      <text:p text:style-name="Text_20_body">En este trabajo se consideran diez series de mediciones de GHI en superficie. Estas pertenecen a dos grupos, según la calidad de los instrumentos y el mantenimiento declarado en cada sitio.</text:p>
      <text:p text:style-name="Text_20_body">El primer grupo está compuesto por tres estaciones terrestres ubicadas en Uruguay, Argentina y Brasil, cuyos equipos y procedimientos cumplen con los requisitos de BSRN (McArthur, 2005): (i) la instalación experimental del Laboratorio de Energía Solar (LE) en el noroeste de Uruguay (LES, <text:a xlink:type="simple" xlink:href="http://les.edu.uy/" text:style-name="Internet_20_link" text:visited-style-name="Visited_20_Internet_20_Link">http://les.edu.uy</text:a>), (ii) la estación de São Martinho da Serra (MS), formalmente un sitio BSRN, y <text:soft-page-break/>(iii) la estación de Luján (LU), ubicada a 50 km de Buenos Aires (Argentina) en un laboratorio de investigación especializado de la Universidad Nacional de Luján (GERSolar, <text:a xlink:type="simple" xlink:href="http://www.gersol.unlu.edu.ar/" text:style-name="Internet_20_link" text:visited-style-name="Visited_20_Internet_20_Link">http://www.gersol.unlu.edu.ar/</text:a>). En estos sitios, la GHI se mide con piranómetros ventilados de estándar secundario, y la irradiancia directa y difusa se miden mediante rastreadores solares de precisión. Los datos se registran como promedios de 1 minuto de varias mediciones.</text:p>
      <text:p text:style-name="Text_20_body">Los instrumentos del LE se calibran cada dos años contra un estándar secundario (Kipp &amp; Zonen CMP22) almacenado con trazabilidad al World Radiometric Reference (WRR). En el sitio LU, los instrumentos se comparan periódicamente con un radiómetro de cavidad absoluta Kendall, calibrado en 2018 con trazabilidad al WRR, el cual se mantiene almacenado y se usa esporádicamente como referencia. La estación de São Martinho da Serra (código MS) forma parte de la red brasileña SONDA (<text:a xlink:type="simple" xlink:href="http://sonda.ccst.inpe.br/" text:style-name="Internet_20_link" text:visited-style-name="Visited_20_Internet_20_Link">http://sonda.ccst.inpe.br/</text:a>), instalada y administrada por el Instituto Nacional de Investigaciones Espaciales (INPE, Brasil). Esta red cumple con los criterios de calidad establecidos por la Organización Meteorológica Mundial (WMO) y fue diseñada específicamente para registrar datos meteorológicos de alta calidad en diferentes regiones climáticas de Brasil (Dias da Silva et al., 2014). En estos sitios, la limpieza e inspección visual se realizan a diario. Basándonos en nuestra experiencia, la incertidumbre global asignada (P95) para las mediciones horarias de GHI en estos sitios (LE, LU, SM) es del 3% del promedio.</text:p>
      <text:p text:style-name="Text_20_body">El segundo grupo está compuesto por datos de siete sitios de la red de radiación solar LES de Uruguay, donde se utilizan piranómetros Kipp &amp; Zonen de clase A o B (según la nueva norma ISO 9060:2018) para medir la GHI, entre otras variables. Todos estos sitios están ubicados en estaciones meteorológicas atendidas o en instalaciones experimentales agronómicas, y los piranómetros se limpian e inspeccionan al menos una vez por semana. Estos instrumentos se calibran en LES, como máximo cada dos años, contra el estándar secundario Kipp &amp; Zonen CMP22 mencionado anteriormente. Se asigna una incertidumbre global típica (P95) del 5% del promedio a los datos horarios de GHI en estos sitios.</text:p>
      <text:p text:style-name="Text_20_body">La ubicación de estos sitios se proporciona en la Tabla 1 y su distribución geográfica se muestra en la Fig. 1. El período de tiempo de los datos para cada sitio se indica posteriormente en la Tabla 2, junto con un resumen del filtrado de calidad. Solo se consideran conjuntos de datos con un mínimo de dos años de estadísticas y años completos (o un año y medio) para evitar introducir sesgos estacionales en los datos.</text:p>
      <text:h text:style-name="P1" text:outline-level="3">3.2.3. Cálculo del índice de nubes</text:h>
      <text:p text:style-name="Text_20_body">El índice de nubes derivado de satélite (Cano et al., 1986), C, es un parámetro adimensional que cuantifica la cantidad de nubosidad. Se obtiene a partir del albedo terrestre (o reflectancia planetaria), ρ, mediante la normalización con valores extremos asociados respectivamente con cielos despejados y nublados. (3) Además, se imponen las restricciones para ρclear​ y ρovercast​.</text:p>
      <text:p text:style-name="Text_20_body">La parametrización propuesta en Tarpley (1979) se usa en este trabajo para estimar la variación intra-diaria y estacional del albedo de fondo. Esta parametrización modela el factor de reflectancia de fondo, ρbg​, y debe ajustarse para cada píxel en la imagen utilizando muestras de cielo despejado de satélite. Estas muestras de cielo despejado se seleccionan automáticamente de la serie temporal de píxeles del satélite mediante un procedimiento iterativo robusto descrito en Alonso-Suárez et al. (2012). Este procedimiento de ajuste puede actualizarse en tiempo real utilizando las muestras pasadas de los píxeles, pero para los fines de este trabajo se hizo solo una vez utilizando el período de satélite de 2010–2017. Después de ajustar los coeficientes para cada píxel (o sitio), ya sea en <text:soft-page-break/>tiempo real o fuera de línea, la parametrización se puede usar para estimar la serie temporal en intervalos horarios. Luego, se calcula la serie temporal fijando ρbg​=0.80.</text:p>
      <text:p text:style-name="Text_20_body">Una caracterización adecuada del albedo de fondo es un paso importante para obtener información útil sobre el índice de nubes. Para ρbg​, se elige un valor constante de 0.80, ya que este valor se ha encontrado para optimizar el rendimiento en la región de los modelos basados en satélite para GHI (Laguarda et al., 2018).</text:p>
      <text:h text:style-name="Heading_20_3" text:outline-level="3">3.2.4. Suavizado espacial</text:h>
      <text:p text:style-name="Text_20_body">Para utilizar la información del satélite a nivel horario, el reflectancia ρ obtenida de las imágenes de GOES-East ha sido promediada espacialmente en una celda de latitud-longitud centrada en el sitio de interés. Para esta región objetivo, esto corresponde a celdas de aproximadamente 0.25° por 0.25°. Esto es equivalente a una hipótesis ergódica, donde el promedio espacial de una imagen instantánea dentro de una celda es representativo de las condiciones promedio en el centro de la celda durante la hora. El tamaño de la celda se ha optimizado para minimizar la incertidumbre de los modelos satelitales horarios. La tendencia del rRMSD en función del tamaño de la celda se muestra en la Fig. 4, basada en el modelo CIM-McClear. Esta curva es esencialmente la misma que una similar reportada en Alonso-Suárez (2017), pero utilizando diferentes estaciones terrestres, período de datos y modelo satelital. Por lo tanto, esta curva puede considerarse característica para los modelos basados en satélite ajustados localmente en la región objetivo. La inspección de la Fig. 4 muestra que el mínimo es leve y esencialmente el mismo rendimiento se obtiene entre 0.25° y 0.50° de separación de latitud-longitud, lo que corresponde aproximadamente a celdas con áreas de 25 km² y 100 km², respectivament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1:26:20.826323458</meta:creation-date>
    <dc:date>2025-03-05T12:24:53.493101988</dc:date>
    <meta:editing-duration>PT17M32S</meta:editing-duration>
    <meta:editing-cycles>2</meta:editing-cycles>
    <meta:generator>LibreOffice/7.3.7.2$Linux_X86_64 LibreOffice_project/30$Build-2</meta:generator>
    <meta:document-statistic meta:table-count="0" meta:image-count="0" meta:object-count="0" meta:page-count="5" meta:paragraph-count="31" meta:word-count="2476" meta:character-count="17183" meta:non-whitespace-character-count="13790"/>
  </office:meta>
</office:document-meta>
</file>